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crat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table:style-name="ce1" office:value-type="string" calcext:value-type="string">
            <text:p>Einfügen</text:p>
          </table:table-cell>
          <table:table-cell table:style-name="ce1" office:value-type="string" calcext:value-type="string">
            <text:p>Hier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Hier</text:p>
          </table:table-cell>
          <table:table-cell office:value-type="string" calcext:value-type="string">
            <text:p><text:s text:c="3"/>timing</text:p>
          </table:table-cell>
          <table:table-cell office:value-type="float" office:value="2560.77" calcext:value-type="float">
            <text:p>2560.77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571.42" calcext:value-type="float">
            <text:p>2571.42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556.15" calcext:value-type="float">
            <text:p>2556.15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653.85" calcext:value-type="float">
            <text:p>2653.85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555.53" calcext:value-type="float">
            <text:p>2555.53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593.99" calcext:value-type="float">
            <text:p>2593.99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664.11" calcext:value-type="float">
            <text:p>2664.11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638.11" calcext:value-type="float">
            <text:p>2638.11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555.88" calcext:value-type="float">
            <text:p>2555.88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/>
          <table:table-cell office:value-type="string" calcext:value-type="string">
            <text:p><text:s text:c="3"/>timing</text:p>
          </table:table-cell>
          <table:table-cell office:value-type="float" office:value="2582.15" calcext:value-type="float">
            <text:p>2582.15</text:p>
          </table:table-cell>
          <table:table-cell office:value-type="string" calcext:value-type="string">
            <text:p>ms)</text:p>
          </table:table-cell>
        </table:table-row>
        <table:table-row table:style-name="ro2">
          <table:table-cell table:number-columns-repeated="2"/>
          <table:table-cell table:style-name="ce1" table:formula="of:=AVERAGE([.C2:.C11])" office:value-type="float" office:value="2593.196" calcext:value-type="float">
            <text:p>2593.2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MEDIAN([.C2:.C11])" office:value-type="float" office:value="2576.785" calcext:value-type="float">
            <text:p>2576.79</text:p>
          </table:table-cell>
          <table:table-cell/>
        </table:table-row>
      </table:table>
      <table:table table:name="Ralf, CPU" table:style-name="ta1" table:print="false">
        <table:table-column table:style-name="co1" table:default-cell-style-name="Default"/>
        <table:table-column table:style-name="co2" table:number-columns-repeated="1023" table:default-cell-style-name="Default"/>
        <table:table-row table:style-name="ro4">
          <table:table-cell table:style-name="ce2"/>
          <table:table-cell table:style-name="ce2" office:value-type="string" calcext:value-type="string">
            <text:p>e69235f0</text:p>
          </table:table-cell>
          <table:table-cell table:style-name="ce2" office:value-type="string" calcext:value-type="string">
            <text:p>091226fe</text:p>
          </table:table-cell>
          <table:table-cell table:style-name="ce2" office:value-type="string" calcext:value-type="string">
            <text:p>c3e4878f</text:p>
          </table:table-cell>
          <table:table-cell table:style-name="ce2" office:value-type="string" calcext:value-type="string">
            <text:p>ce06c25c</text:p>
          </table:table-cell>
          <table:table-cell table:style-name="ce2" office:value-type="string" calcext:value-type="string">
            <text:p>542ab54d</text:p>
          </table:table-cell>
          <table:table-cell table:style-name="ce2" office:value-type="string" calcext:value-type="string">
            <text:p>ecf0de47</text:p>
          </table:table-cell>
          <table:table-cell table:style-name="ce2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5">
          <table:table-cell table:style-name="ce3" office:value-type="string" calcext:value-type="string">
            <text:p>Bench 1, Config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 office:value-type="float" office:value="89.817" calcext:value-type="float">
            <text:p>89.82</text:p>
          </table:table-cell>
          <table:table-cell office:value-type="float" office:value="75.098" calcext:value-type="float">
            <text:p>75.1</text:p>
          </table:table-cell>
          <table:table-cell office:value-type="float" office:value="79.837" calcext:value-type="float">
            <text:p>79.84</text:p>
          </table:table-cell>
          <table:table-cell office:value-type="float" office:value="67.822" calcext:value-type="float">
            <text:p>67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2</text:p>
          </table:table-cell>
          <table:table-cell office:value-type="float" office:value="65.067" calcext:value-type="float">
            <text:p>65.07</text:p>
          </table:table-cell>
          <table:table-cell office:value-type="float" office:value="63.748" calcext:value-type="float">
            <text:p>63.75</text:p>
          </table:table-cell>
          <table:table-cell office:value-type="float" office:value="52.965" calcext:value-type="float">
            <text:p>52.97</text:p>
          </table:table-cell>
          <table:table-cell office:value-type="float" office:value="48.725" calcext:value-type="float">
            <text:p>48.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3</text:p>
          </table:table-cell>
          <table:table-cell office:value-type="float" office:value="63.842" calcext:value-type="float">
            <text:p>63.84</text:p>
          </table:table-cell>
          <table:table-cell office:value-type="float" office:value="62.09" calcext:value-type="float">
            <text:p>62.09</text:p>
          </table:table-cell>
          <table:table-cell office:value-type="float" office:value="51.566" calcext:value-type="float">
            <text:p>51.57</text:p>
          </table:table-cell>
          <table:table-cell office:value-type="float" office:value="48.821" calcext:value-type="float">
            <text:p>48.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4</text:p>
          </table:table-cell>
          <table:table-cell office:value-type="float" office:value="62.898" calcext:value-type="float">
            <text:p>62.9</text:p>
          </table:table-cell>
          <table:table-cell office:value-type="float" office:value="61.941" calcext:value-type="float">
            <text:p>61.94</text:p>
          </table:table-cell>
          <table:table-cell office:value-type="float" office:value="51.586" calcext:value-type="float">
            <text:p>51.59</text:p>
          </table:table-cell>
          <table:table-cell office:value-type="float" office:value="47.611" calcext:value-type="float">
            <text:p>47.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5</text:p>
          </table:table-cell>
          <table:table-cell office:value-type="float" office:value="64.183" calcext:value-type="float">
            <text:p>64.18</text:p>
          </table:table-cell>
          <table:table-cell office:value-type="float" office:value="62.094" calcext:value-type="float">
            <text:p>62.09</text:p>
          </table:table-cell>
          <table:table-cell office:value-type="float" office:value="51.504" calcext:value-type="float">
            <text:p>51.5</text:p>
          </table:table-cell>
          <table:table-cell office:value-type="float" office:value="47.705" calcext:value-type="float">
            <text:p>47.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6</text:p>
          </table:table-cell>
          <table:table-cell office:value-type="float" office:value="72.05" calcext:value-type="float">
            <text:p>72.05</text:p>
          </table:table-cell>
          <table:table-cell office:value-type="float" office:value="62.388" calcext:value-type="float">
            <text:p>62.39</text:p>
          </table:table-cell>
          <table:table-cell office:value-type="float" office:value="51.597" calcext:value-type="float">
            <text:p>51.6</text:p>
          </table:table-cell>
          <table:table-cell office:value-type="float" office:value="47.553" calcext:value-type="float">
            <text:p>47.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7</text:p>
          </table:table-cell>
          <table:table-cell office:value-type="float" office:value="68.759" calcext:value-type="float">
            <text:p>68.76</text:p>
          </table:table-cell>
          <table:table-cell office:value-type="float" office:value="64.626" calcext:value-type="float">
            <text:p>64.63</text:p>
          </table:table-cell>
          <table:table-cell office:value-type="float" office:value="51.556" calcext:value-type="float">
            <text:p>51.56</text:p>
          </table:table-cell>
          <table:table-cell office:value-type="float" office:value="47.504" calcext:value-type="float">
            <text:p>47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8</text:p>
          </table:table-cell>
          <table:table-cell office:value-type="float" office:value="66.865" calcext:value-type="float">
            <text:p>66.87</text:p>
          </table:table-cell>
          <table:table-cell office:value-type="float" office:value="68.72" calcext:value-type="float">
            <text:p>68.72</text:p>
          </table:table-cell>
          <table:table-cell office:value-type="float" office:value="51.513" calcext:value-type="float">
            <text:p>51.51</text:p>
          </table:table-cell>
          <table:table-cell office:value-type="float" office:value="47.497" calcext:value-type="float">
            <text:p>47.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9</text:p>
          </table:table-cell>
          <table:table-cell office:value-type="float" office:value="65.214" calcext:value-type="float">
            <text:p>65.21</text:p>
          </table:table-cell>
          <table:table-cell office:value-type="float" office:value="68.016" calcext:value-type="float">
            <text:p>68.02</text:p>
          </table:table-cell>
          <table:table-cell office:value-type="float" office:value="54.277" calcext:value-type="float">
            <text:p>54.28</text:p>
          </table:table-cell>
          <table:table-cell office:value-type="float" office:value="47.454" calcext:value-type="float">
            <text:p>47.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 10</text:p>
          </table:table-cell>
          <table:table-cell office:value-type="float" office:value="65.07" calcext:value-type="float">
            <text:p>65.07</text:p>
          </table:table-cell>
          <table:table-cell office:value-type="float" office:value="68.385" calcext:value-type="float">
            <text:p>68.39</text:p>
          </table:table-cell>
          <table:table-cell office:value-type="float" office:value="54.298" calcext:value-type="float">
            <text:p>54.3</text:p>
          </table:table-cell>
          <table:table-cell office:value-type="float" office:value="51.776" calcext:value-type="float">
            <text:p>51.7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 table:formula="of:=AVERAGE([.B4:.B13])" office:value-type="float" office:value="68.3765" calcext:value-type="float">
            <text:p>68.38</text:p>
          </table:table-cell>
          <table:table-cell table:style-name="ce1" table:formula="of:=AVERAGE([.C4:.C13])" office:value-type="float" office:value="65.7106" calcext:value-type="float">
            <text:p>65.71</text:p>
          </table:table-cell>
          <table:table-cell table:style-name="ce1" table:formula="of:=AVERAGE([.D4:.D13])" office:value-type="float" office:value="55.0699" calcext:value-type="float">
            <text:p>55.07</text:p>
          </table:table-cell>
          <table:table-cell table:style-name="ce1" table:formula="of:=AVERAGE([.E4:.E13])" office:value-type="float" office:value="50.2468" calcext:value-type="float">
            <text:p>50.25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Median</text:p>
          </table:table-cell>
          <table:table-cell table:style-name="ce1" table:formula="of:=MEDIAN([.B4:.B13])" office:value-type="float" office:value="65.142" calcext:value-type="float">
            <text:p>65.14</text:p>
          </table:table-cell>
          <table:table-cell table:style-name="ce1" table:formula="of:=MEDIAN([.C4:.C13])" office:value-type="float" office:value="64.187" calcext:value-type="float">
            <text:p>64.19</text:p>
          </table:table-cell>
          <table:table-cell table:style-name="ce1" table:formula="of:=MEDIAN([.D4:.D13])" office:value-type="float" office:value="51.5915" calcext:value-type="float">
            <text:p>51.59</text:p>
          </table:table-cell>
          <table:table-cell table:style-name="ce1" table:formula="of:=MEDIAN([.E4:.E13])" office:value-type="float" office:value="47.658" calcext:value-type="float">
            <text:p>47.66</text:p>
          </table:table-cell>
          <table:table-cell table:style-name="ce1"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3" office:value-type="string" calcext:value-type="string">
            <text:p>Bench 1, Config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/>
          <table:table-cell office:value-type="float" office:value="241.375" calcext:value-type="float">
            <text:p>241.38</text:p>
          </table:table-cell>
          <table:table-cell office:value-type="float" office:value="203.492" calcext:value-type="float">
            <text:p>203.49</text:p>
          </table:table-cell>
          <table:table-cell office:value-type="float" office:value="195.444" calcext:value-type="float">
            <text:p>195.44</text:p>
          </table:table-cell>
          <table:table-cell office:value-type="float" office:value="189.688" calcext:value-type="float">
            <text:p>189.69</text:p>
          </table:table-cell>
          <table:table-cell office:value-type="float" office:value="201.367" calcext:value-type="float">
            <text:p>201.3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2</text:p>
          </table:table-cell>
          <table:table-cell/>
          <table:table-cell office:value-type="float" office:value="241.772" calcext:value-type="float">
            <text:p>241.77</text:p>
          </table:table-cell>
          <table:table-cell office:value-type="float" office:value="192.318" calcext:value-type="float">
            <text:p>192.32</text:p>
          </table:table-cell>
          <table:table-cell office:value-type="float" office:value="181.067" calcext:value-type="float">
            <text:p>181.07</text:p>
          </table:table-cell>
          <table:table-cell office:value-type="float" office:value="182.397" calcext:value-type="float">
            <text:p>182.4</text:p>
          </table:table-cell>
          <table:table-cell office:value-type="float" office:value="172.109" calcext:value-type="float">
            <text:p>172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3</text:p>
          </table:table-cell>
          <table:table-cell/>
          <table:table-cell office:value-type="float" office:value="236.935" calcext:value-type="float">
            <text:p>236.94</text:p>
          </table:table-cell>
          <table:table-cell office:value-type="float" office:value="192.105" calcext:value-type="float">
            <text:p>192.11</text:p>
          </table:table-cell>
          <table:table-cell office:value-type="float" office:value="178.919" calcext:value-type="float">
            <text:p>178.92</text:p>
          </table:table-cell>
          <table:table-cell office:value-type="float" office:value="181.777" calcext:value-type="float">
            <text:p>181.78</text:p>
          </table:table-cell>
          <table:table-cell office:value-type="float" office:value="170.897" calcext:value-type="float">
            <text:p>170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4</text:p>
          </table:table-cell>
          <table:table-cell/>
          <table:table-cell office:value-type="float" office:value="239.433" calcext:value-type="float">
            <text:p>239.43</text:p>
          </table:table-cell>
          <table:table-cell office:value-type="float" office:value="191.348" calcext:value-type="float">
            <text:p>191.35</text:p>
          </table:table-cell>
          <table:table-cell office:value-type="float" office:value="179.369" calcext:value-type="float">
            <text:p>179.37</text:p>
          </table:table-cell>
          <table:table-cell office:value-type="float" office:value="180.768" calcext:value-type="float">
            <text:p>180.77</text:p>
          </table:table-cell>
          <table:table-cell office:value-type="float" office:value="167.423" calcext:value-type="float">
            <text:p>167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5</text:p>
          </table:table-cell>
          <table:table-cell/>
          <table:table-cell office:value-type="float" office:value="247.261" calcext:value-type="float">
            <text:p>247.26</text:p>
          </table:table-cell>
          <table:table-cell office:value-type="float" office:value="193.761" calcext:value-type="float">
            <text:p>193.76</text:p>
          </table:table-cell>
          <table:table-cell office:value-type="float" office:value="178.728" calcext:value-type="float">
            <text:p>178.73</text:p>
          </table:table-cell>
          <table:table-cell office:value-type="float" office:value="182.178" calcext:value-type="float">
            <text:p>182.18</text:p>
          </table:table-cell>
          <table:table-cell office:value-type="float" office:value="167.981" calcext:value-type="float">
            <text:p>167.9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6</text:p>
          </table:table-cell>
          <table:table-cell/>
          <table:table-cell office:value-type="float" office:value="243.227" calcext:value-type="float">
            <text:p>243.23</text:p>
          </table:table-cell>
          <table:table-cell office:value-type="float" office:value="209.752" calcext:value-type="float">
            <text:p>209.75</text:p>
          </table:table-cell>
          <table:table-cell office:value-type="float" office:value="178.753" calcext:value-type="float">
            <text:p>178.75</text:p>
          </table:table-cell>
          <table:table-cell office:value-type="float" office:value="181.005" calcext:value-type="float">
            <text:p>181.01</text:p>
          </table:table-cell>
          <table:table-cell office:value-type="float" office:value="180.812" calcext:value-type="float">
            <text:p>180.8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7</text:p>
          </table:table-cell>
          <table:table-cell/>
          <table:table-cell office:value-type="float" office:value="239.142" calcext:value-type="float">
            <text:p>239.14</text:p>
          </table:table-cell>
          <table:table-cell office:value-type="float" office:value="189.84" calcext:value-type="float">
            <text:p>189.84</text:p>
          </table:table-cell>
          <table:table-cell office:value-type="float" office:value="179.972" calcext:value-type="float">
            <text:p>179.97</text:p>
          </table:table-cell>
          <table:table-cell office:value-type="float" office:value="181.215" calcext:value-type="float">
            <text:p>181.22</text:p>
          </table:table-cell>
          <table:table-cell office:value-type="float" office:value="167.918" calcext:value-type="float">
            <text:p>167.9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8</text:p>
          </table:table-cell>
          <table:table-cell/>
          <table:table-cell office:value-type="float" office:value="237.047" calcext:value-type="float">
            <text:p>237.05</text:p>
          </table:table-cell>
          <table:table-cell office:value-type="float" office:value="189.729" calcext:value-type="float">
            <text:p>189.73</text:p>
          </table:table-cell>
          <table:table-cell office:value-type="float" office:value="179.964" calcext:value-type="float">
            <text:p>179.96</text:p>
          </table:table-cell>
          <table:table-cell office:value-type="float" office:value="181.167" calcext:value-type="float">
            <text:p>181.17</text:p>
          </table:table-cell>
          <table:table-cell office:value-type="float" office:value="167.816" calcext:value-type="float">
            <text:p>167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9</text:p>
          </table:table-cell>
          <table:table-cell/>
          <table:table-cell office:value-type="float" office:value="239.609" calcext:value-type="float">
            <text:p>239.61</text:p>
          </table:table-cell>
          <table:table-cell office:value-type="float" office:value="188.874" calcext:value-type="float">
            <text:p>188.87</text:p>
          </table:table-cell>
          <table:table-cell office:value-type="float" office:value="178.678" calcext:value-type="float">
            <text:p>178.68</text:p>
          </table:table-cell>
          <table:table-cell office:value-type="float" office:value="181.713" calcext:value-type="float">
            <text:p>181.71</text:p>
          </table:table-cell>
          <table:table-cell office:value-type="float" office:value="167.754" calcext:value-type="float">
            <text:p>167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10</text:p>
          </table:table-cell>
          <table:table-cell/>
          <table:table-cell office:value-type="float" office:value="236.063" calcext:value-type="float">
            <text:p>236.06</text:p>
          </table:table-cell>
          <table:table-cell office:value-type="float" office:value="189.892" calcext:value-type="float">
            <text:p>189.89</text:p>
          </table:table-cell>
          <table:table-cell office:value-type="float" office:value="179.253" calcext:value-type="float">
            <text:p>179.25</text:p>
          </table:table-cell>
          <table:table-cell office:value-type="float" office:value="180.702" calcext:value-type="float">
            <text:p>180.7</text:p>
          </table:table-cell>
          <table:table-cell office:value-type="float" office:value="167.894" calcext:value-type="float">
            <text:p>167.89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21:.C30])" office:value-type="float" office:value="240.1864" calcext:value-type="float">
            <text:p>240.19</text:p>
          </table:table-cell>
          <table:table-cell table:style-name="ce1" table:formula="of:=AVERAGE([.D21:.D30])" office:value-type="float" office:value="194.1111" calcext:value-type="float">
            <text:p>194.11</text:p>
          </table:table-cell>
          <table:table-cell table:style-name="ce1" table:formula="of:=AVERAGE([.E21:.E30])" office:value-type="float" office:value="181.0147" calcext:value-type="float">
            <text:p>181.01</text:p>
          </table:table-cell>
          <table:table-cell table:style-name="ce1" table:formula="of:=AVERAGE([.F21:.F30])" office:value-type="float" office:value="182.261" calcext:value-type="float">
            <text:p>182.26</text:p>
          </table:table-cell>
          <table:table-cell table:style-name="ce1" table:formula="of:=AVERAGE([.G21:.G30])" office:value-type="float" office:value="173.1971" calcext:value-type="float">
            <text:p>173.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edian</text:p>
          </table:table-cell>
          <table:table-cell table:style-name="ce1"/>
          <table:table-cell table:style-name="ce1" table:formula="of:=MEDIAN([.C21:.C30])" office:value-type="float" office:value="239.521" calcext:value-type="float">
            <text:p>239.52</text:p>
          </table:table-cell>
          <table:table-cell table:style-name="ce1" table:formula="of:=MEDIAN([.D21:.D30])" office:value-type="float" office:value="191.7265" calcext:value-type="float">
            <text:p>191.73</text:p>
          </table:table-cell>
          <table:table-cell table:style-name="ce1" table:formula="of:=MEDIAN([.E21:.E30])" office:value-type="float" office:value="179.311" calcext:value-type="float">
            <text:p>179.31</text:p>
          </table:table-cell>
          <table:table-cell table:style-name="ce1" table:formula="of:=MEDIAN([.F21:.F30])" office:value-type="float" office:value="181.464" calcext:value-type="float">
            <text:p>181.46</text:p>
          </table:table-cell>
          <table:table-cell table:style-name="ce1" table:formula="of:=MEDIAN([.G21:.G30])" office:value-type="float" office:value="167.9495" calcext:value-type="float">
            <text:p>167.95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3" office:value-type="string" calcext:value-type="string">
            <text:p>Bench 1, Config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un 1</text:p>
          </table:table-cell>
          <table:table-cell/>
          <table:table-cell office:value-type="float" office:value="3674.7" calcext:value-type="float">
            <text:p>3674.7</text:p>
          </table:table-cell>
          <table:table-cell office:value-type="float" office:value="2914.13" calcext:value-type="float">
            <text:p>2914.13</text:p>
          </table:table-cell>
          <table:table-cell office:value-type="float" office:value="2713.44" calcext:value-type="float">
            <text:p>2713.44</text:p>
          </table:table-cell>
          <table:table-cell office:value-type="float" office:value="2744.31" calcext:value-type="float">
            <text:p>2744.31</text:p>
          </table:table-cell>
          <table:table-cell office:value-type="float" office:value="2560.77" calcext:value-type="float">
            <text:p>2560.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2</text:p>
          </table:table-cell>
          <table:table-cell/>
          <table:table-cell office:value-type="float" office:value="3915.4" calcext:value-type="float">
            <text:p>3915.4</text:p>
          </table:table-cell>
          <table:table-cell office:value-type="float" office:value="2960.44" calcext:value-type="float">
            <text:p>2960.44</text:p>
          </table:table-cell>
          <table:table-cell office:value-type="float" office:value="2737.97" calcext:value-type="float">
            <text:p>2737.97</text:p>
          </table:table-cell>
          <table:table-cell office:value-type="float" office:value="2737.82" calcext:value-type="float">
            <text:p>2737.82</text:p>
          </table:table-cell>
          <table:table-cell office:value-type="float" office:value="2571.42" calcext:value-type="float">
            <text:p>2571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3</text:p>
          </table:table-cell>
          <table:table-cell/>
          <table:table-cell office:value-type="float" office:value="3803.54" calcext:value-type="float">
            <text:p>3803.54</text:p>
          </table:table-cell>
          <table:table-cell office:value-type="float" office:value="2909.59" calcext:value-type="float">
            <text:p>2909.59</text:p>
          </table:table-cell>
          <table:table-cell office:value-type="float" office:value="2736.05" calcext:value-type="float">
            <text:p>2736.05</text:p>
          </table:table-cell>
          <table:table-cell office:value-type="float" office:value="2738.21" calcext:value-type="float">
            <text:p>2738.21</text:p>
          </table:table-cell>
          <table:table-cell office:value-type="float" office:value="2556.15" calcext:value-type="float">
            <text:p>2556.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4</text:p>
          </table:table-cell>
          <table:table-cell/>
          <table:table-cell office:value-type="float" office:value="3685.59" calcext:value-type="float">
            <text:p>3685.59</text:p>
          </table:table-cell>
          <table:table-cell office:value-type="float" office:value="3007.4" calcext:value-type="float">
            <text:p>3007.4</text:p>
          </table:table-cell>
          <table:table-cell office:value-type="float" office:value="2786.47" calcext:value-type="float">
            <text:p>2786.47</text:p>
          </table:table-cell>
          <table:table-cell office:value-type="float" office:value="2737.4" calcext:value-type="float">
            <text:p>2737.4</text:p>
          </table:table-cell>
          <table:table-cell office:value-type="float" office:value="2653.85" calcext:value-type="float">
            <text:p>2653.8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5</text:p>
          </table:table-cell>
          <table:table-cell/>
          <table:table-cell office:value-type="float" office:value="3690.01" calcext:value-type="float">
            <text:p>3690.01</text:p>
          </table:table-cell>
          <table:table-cell office:value-type="float" office:value="2987.28" calcext:value-type="float">
            <text:p>2987.28</text:p>
          </table:table-cell>
          <table:table-cell office:value-type="float" office:value="2817.74" calcext:value-type="float">
            <text:p>2817.74</text:p>
          </table:table-cell>
          <table:table-cell office:value-type="float" office:value="2738.63" calcext:value-type="float">
            <text:p>2738.63</text:p>
          </table:table-cell>
          <table:table-cell office:value-type="float" office:value="2555.53" calcext:value-type="float">
            <text:p>2555.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6</text:p>
          </table:table-cell>
          <table:table-cell/>
          <table:table-cell office:value-type="float" office:value="3817.36" calcext:value-type="float">
            <text:p>3817.36</text:p>
          </table:table-cell>
          <table:table-cell office:value-type="float" office:value="2914.9" calcext:value-type="float">
            <text:p>2914.9</text:p>
          </table:table-cell>
          <table:table-cell office:value-type="float" office:value="2778.81" calcext:value-type="float">
            <text:p>2778.81</text:p>
          </table:table-cell>
          <table:table-cell office:value-type="float" office:value="2737.04" calcext:value-type="float">
            <text:p>2737.04</text:p>
          </table:table-cell>
          <table:table-cell office:value-type="float" office:value="2593.99" calcext:value-type="float">
            <text:p>2593.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7</text:p>
          </table:table-cell>
          <table:table-cell/>
          <table:table-cell office:value-type="float" office:value="3755.69" calcext:value-type="float">
            <text:p>3755.69</text:p>
          </table:table-cell>
          <table:table-cell office:value-type="float" office:value="2894.32" calcext:value-type="float">
            <text:p>2894.32</text:p>
          </table:table-cell>
          <table:table-cell office:value-type="float" office:value="2740.4" calcext:value-type="float">
            <text:p>2740.4</text:p>
          </table:table-cell>
          <table:table-cell office:value-type="float" office:value="2737.61" calcext:value-type="float">
            <text:p>2737.61</text:p>
          </table:table-cell>
          <table:table-cell office:value-type="float" office:value="2664.11" calcext:value-type="float">
            <text:p>2664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8</text:p>
          </table:table-cell>
          <table:table-cell/>
          <table:table-cell office:value-type="float" office:value="3839.19" calcext:value-type="float">
            <text:p>3839.19</text:p>
          </table:table-cell>
          <table:table-cell office:value-type="float" office:value="2908.46" calcext:value-type="float">
            <text:p>2908.46</text:p>
          </table:table-cell>
          <table:table-cell office:value-type="float" office:value="2721.49" calcext:value-type="float">
            <text:p>2721.49</text:p>
          </table:table-cell>
          <table:table-cell office:value-type="float" office:value="2739.12" calcext:value-type="float">
            <text:p>2739.12</text:p>
          </table:table-cell>
          <table:table-cell office:value-type="float" office:value="2638.11" calcext:value-type="float">
            <text:p>2638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9</text:p>
          </table:table-cell>
          <table:table-cell/>
          <table:table-cell office:value-type="float" office:value="3741.41" calcext:value-type="float">
            <text:p>3741.41</text:p>
          </table:table-cell>
          <table:table-cell office:value-type="float" office:value="2917.39" calcext:value-type="float">
            <text:p>2917.39</text:p>
          </table:table-cell>
          <table:table-cell office:value-type="float" office:value="2726.07" calcext:value-type="float">
            <text:p>2726.07</text:p>
          </table:table-cell>
          <table:table-cell office:value-type="float" office:value="2737.41" calcext:value-type="float">
            <text:p>2737.41</text:p>
          </table:table-cell>
          <table:table-cell office:value-type="float" office:value="2555.88" calcext:value-type="float">
            <text:p>2555.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n 10</text:p>
          </table:table-cell>
          <table:table-cell/>
          <table:table-cell office:value-type="float" office:value="3829.39" calcext:value-type="float">
            <text:p>3829.39</text:p>
          </table:table-cell>
          <table:table-cell office:value-type="float" office:value="2917.97" calcext:value-type="float">
            <text:p>2917.97</text:p>
          </table:table-cell>
          <table:table-cell office:value-type="float" office:value="2719.82" calcext:value-type="float">
            <text:p>2719.82</text:p>
          </table:table-cell>
          <table:table-cell office:value-type="float" office:value="2797.19" calcext:value-type="float">
            <text:p>2797.19</text:p>
          </table:table-cell>
          <table:table-cell office:value-type="float" office:value="2582.15" calcext:value-type="float">
            <text:p>2582.15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8:.C47])" office:value-type="float" office:value="3775.228" calcext:value-type="float">
            <text:p>3775.23</text:p>
          </table:table-cell>
          <table:table-cell table:style-name="ce1" table:formula="of:=AVERAGE([.D38:.D47])" office:value-type="float" office:value="2933.188" calcext:value-type="float">
            <text:p>2933.19</text:p>
          </table:table-cell>
          <table:table-cell table:style-name="ce1" table:formula="of:=AVERAGE([.E38:.E47])" office:value-type="float" office:value="2747.826" calcext:value-type="float">
            <text:p>2747.83</text:p>
          </table:table-cell>
          <table:table-cell table:style-name="ce1" table:formula="of:=AVERAGE([.F38:.F47])" office:value-type="float" office:value="2744.474" calcext:value-type="float">
            <text:p>2744.47</text:p>
          </table:table-cell>
          <table:table-cell table:style-name="ce1" table:formula="of:=AVERAGE([.G38:.G47])" office:value-type="float" office:value="2593.196" calcext:value-type="float">
            <text:p>2593.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Median</text:p>
          </table:table-cell>
          <table:table-cell table:style-name="ce1"/>
          <table:table-cell table:style-name="ce1" table:formula="of:=MEDIAN([.C38:.C47])" office:value-type="float" office:value="3779.615" calcext:value-type="float">
            <text:p>3779.62</text:p>
          </table:table-cell>
          <table:table-cell table:style-name="ce1" table:formula="of:=MEDIAN([.D38:.D47])" office:value-type="float" office:value="2916.145" calcext:value-type="float">
            <text:p>2916.15</text:p>
          </table:table-cell>
          <table:table-cell table:style-name="ce1" table:formula="of:=MEDIAN([.E38:.E47])" office:value-type="float" office:value="2737.01" calcext:value-type="float">
            <text:p>2737.01</text:p>
          </table:table-cell>
          <table:table-cell table:style-name="ce1" table:formula="of:=MEDIAN([.F38:.F47])" office:value-type="float" office:value="2738.015" calcext:value-type="float">
            <text:p>2738.02</text:p>
          </table:table-cell>
          <table:table-cell table:style-name="ce1" table:formula="of:=MEDIAN([.G38:.G47])" office:value-type="float" office:value="2576.785" calcext:value-type="float">
            <text:p>2576.79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 style:data-style-name="N2" text:time-value="13:55:30.017453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37S</meta:editing-duration>
    <meta:editing-cycles>12</meta:editing-cycles>
    <meta:generator>LibreOffice/4.2.5.2$Linux_X86_64 LibreOffice_project/420m0$Build-2</meta:generator>
    <dc:date>2014-07-24T14:00:48.893565077</dc:date>
    <meta:document-statistic meta:table-count="3" meta:cell-count="248" meta:object-count="0"/>
    <meta:user-defined meta:name="Info 1"/>
    <meta:user-defined meta:name="Info 2"/>
    <meta:user-defined meta:name="Info 3"/>
    <meta:user-defined meta:name="Info 4"/>
  </office:meta>
</office:document-meta>
</file>